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18cm" svg:height="8.415cm" svg:x="13.054cm" svg:y="36.016cm">
            <draw:object draw:notify-on-update-of-ranges="Feuille1.B81:Feuille1.C81 Feuille1.B82:Feuille1.C88 Feuille1.D81:Feuille1.D81 Feuille1.D82:Feuille1.D88 Feuille1.E81:Feuille1.E81 Feuille1.E82:Feuille1.E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table:number-columns-spanned="1" table:number-rows-spanned="4">
            <text:p>Par Default</text:p>
          </table:table-cell>
          <table:table-cell office:value-type="string">
            <text:p>perte</text:p>
          </table:table-cell>
          <table:table-cell office:value-type="string">
            <text:p>capacité</text:p>
          </table:table-cell>
          <table:table-cell office:value-type="string">
            <text:p>en (o/s)</text:p>
          </table:table-cell>
          <table:table-cell office:value-type="string">
            <text:p>latence</text:p>
          </table:table-cell>
          <table:table-cell office:value-type="string">
            <text:p>en s</text:p>
          </table:table-cell>
          <table:table-cell office:value-type="string">
            <text:p>taille de packet</text:p>
          </table:table-cell>
          <table:table-cell office:value-type="string">
            <text:p>en b/s</text:p>
          </table:table-cell>
          <table:table-cell office:value-type="string">
            <text:p>en o/s (B/s)</text:p>
          </table:table-cell>
          <table:table-cell/>
          <table:table-cell office:value-type="string">
            <text:p>en b/s</text:p>
          </table:table-cell>
          <table:table-cell/>
          <table:table-cell office:value-type="string">
            <text:p>calculer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.08">
            <text:p>0,08</text:p>
          </table:table-cell>
          <table:table-cell office:value-type="float" office:value="2">
            <text:p>2</text:p>
          </table:table-cell>
          <table:table-cell table:formula="of:=[.C2]*1000*1000/8" office:value-type="float" office:value="250000">
            <text:p>250000</text:p>
          </table:table-cell>
          <table:table-cell office:value-type="float" office:value="3.75">
            <text:p>3,75</text:p>
          </table:table-cell>
          <table:table-cell table:formula="of:=[.E2]*0.001" office:value-type="float" office:value="0.00375">
            <text:p>0,00375</text:p>
          </table:table-cell>
          <table:table-cell office:value-type="float" office:value="1024">
            <text:p>1024</text:p>
          </table:table-cell>
          <table:table-cell table:formula="of:=[.G2]*8" office:value-type="float" office:value="8192">
            <text:p>8192</text:p>
          </table:table-cell>
          <table:table-cell table:formula="of:=MIN(1.22*[.G2]/(2*[.F2]*SQRT([.B2]));[.D2])" office:value-type="float" office:value="250000">
            <text:p>250000</text:p>
          </table:table-cell>
          <table:table-cell/>
          <table:table-cell table:formula="of:=[.I2]*8" office:value-type="float" office:value="2000000">
            <text:p>2000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0.069597">
            <text:p>0,069597</text:p>
          </table:table-cell>
          <table:table-cell office:value-type="float" office:value="2">
            <text:p>2</text:p>
          </table:table-cell>
          <table:table-cell table:formula="of:=[.C3]*1000*1000/8" office:value-type="float" office:value="250000">
            <text:p>250000</text:p>
          </table:table-cell>
          <table:table-cell office:value-type="float" office:value="3.75">
            <text:p>3,75</text:p>
          </table:table-cell>
          <table:table-cell table:formula="of:=[.E3]*0.001" office:value-type="float" office:value="0.00375">
            <text:p>0,00375</text:p>
          </table:table-cell>
          <table:table-cell office:value-type="float" office:value="1024">
            <text:p>1024</text:p>
          </table:table-cell>
          <table:table-cell table:formula="of:=[.G3]*8" office:value-type="float" office:value="8192">
            <text:p>8192</text:p>
          </table:table-cell>
          <table:table-cell table:formula="of:=MIN(1.22*[.G3]/(2*[.F3]*SQRT([.B3]));[.D3])" office:value-type="float" office:value="250000">
            <text:p>250000</text:p>
          </table:table-cell>
          <table:table-cell/>
          <table:table-cell table:formula="of:=[.I3]*8" office:value-type="float" office:value="2000000">
            <text:p>200000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0.07840772">
            <text:p>0,07840772</text:p>
          </table:table-cell>
          <table:table-cell office:value-type="float" office:value="2">
            <text:p>2</text:p>
          </table:table-cell>
          <table:table-cell table:formula="of:=[.C4]*1000*1000/8" office:value-type="float" office:value="250000">
            <text:p>250000</text:p>
          </table:table-cell>
          <table:table-cell office:value-type="float" office:value="3.75">
            <text:p>3,75</text:p>
          </table:table-cell>
          <table:table-cell table:formula="of:=[.E4]*0.001" office:value-type="float" office:value="0.00375">
            <text:p>0,00375</text:p>
          </table:table-cell>
          <table:table-cell office:value-type="float" office:value="1024">
            <text:p>1024</text:p>
          </table:table-cell>
          <table:table-cell table:formula="of:=[.G4]*8" office:value-type="float" office:value="8192">
            <text:p>8192</text:p>
          </table:table-cell>
          <table:table-cell table:formula="of:=MIN(1.22*[.G4]/(2*[.F4]*SQRT([.B4]));[.D4])" office:value-type="float" office:value="250000">
            <text:p>250000</text:p>
          </table:table-cell>
          <table:table-cell/>
          <table:table-cell table:formula="of:=[.I4]*8" office:value-type="float" office:value="2000000">
            <text:p>2000000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windows </text:p>
          </table:table-cell>
          <table:table-cell office:value-type="float" office:value="20">
            <text:p>20</text:p>
          </table:table-cell>
          <table:table-cell office:value-type="string">
            <text:p>File</text:p>
          </table:table-cell>
          <table:table-cell office:value-type="float" office:value="100">
            <text:p>100</text:p>
          </table:table-cell>
          <table:table-cell office:value-type="string">
            <text:p>rate</text:p>
          </table:table-cell>
          <table:table-cell office:value-type="float" office:value="1500000">
            <text:p>1500000</text:p>
          </table:table-cell>
          <table:table-cell/>
          <table:table-cell office:value-type="string">
            <text:p>ON</text:p>
          </table:table-cell>
          <table:table-cell office:value-type="float" office:value="0.01">
            <text:p>0,01</text:p>
          </table:table-cell>
          <table:table-cell office:value-type="string">
            <text:p>OFF</text:p>
          </table:table-cell>
          <table:table-cell office:value-type="float" office:value="0.005">
            <text:p>0,00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debit moyenne</text:p>
          </table:table-cell>
          <table:covered-table-cell/>
          <table:table-cell table:style-name="ce1" office:value-type="float" office:value="247067" table:number-columns-spanned="2" table:number-rows-spanned="1">
            <text:p>247067</text:p>
          </table:table-cell>
          <table:covered-table-cell/>
          <table:table-cell table:style-name="ce1" table:formula="of:=[.F7]*8" office:value-type="float" office:value="1976536">
            <text:p>1976536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4"/>
          <table:table-cell/>
        </table:table-row>
        <table:table-row table:style-name="ro1">
          <table:table-cell table:style-name="ce2" table:number-columns-repeated="3"/>
          <table:table-cell table:style-name="ce3" office:value-type="string" table:number-columns-spanned="6" table:number-rows-spanned="1">
            <text:p>Cas Normal <text:s text:c="2"/>(tp.png)</text:p>
          </table:table-cell>
          <table:covered-table-cell table:number-columns-repeated="5" table:style-name="ce2"/>
          <table:table-cell table:style-name="ce2"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table:number-columns-spanned="1" table:number-rows-spanned="3">
            <text:p>changemant de interval </text:p>
          </table:table-cell>
          <table:table-cell office:value-type="float" office:value="0.08">
            <text:p>0,08</text:p>
          </table:table-cell>
          <table:table-cell office:value-type="float" office:value="2">
            <text:p>2</text:p>
          </table:table-cell>
          <table:table-cell table:formula="of:=[.C11]*1000*1000/8"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E11]*0.001" office:value-type="float" office:value="0.05">
            <text:p>0,05</text:p>
          </table:table-cell>
          <table:table-cell table:formula="of:=[.G12]*0.5" office:value-type="float" office:value="2617">
            <text:p>2617</text:p>
          </table:table-cell>
          <table:table-cell table:formula="of:=[.G11]*8" office:value-type="float" office:value="20936">
            <text:p>20936</text:p>
          </table:table-cell>
          <table:table-cell table:formula="of:=MIN(1.22*[.G11]/(2*[.F11]*SQRT([.B11]));[.D11])" office:value-type="float" office:value="112880.405228277">
            <text:p>112880,405228277</text:p>
          </table:table-cell>
          <table:table-cell/>
          <table:table-cell table:formula="of:=[.I11]*8" office:value-type="float" office:value="903043.241826215">
            <text:p>903043,241826215</text:p>
          </table:table-cell>
          <table:table-cell/>
          <table:table-cell office:value-type="float" office:value="38900">
            <text:p>389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.0608">
            <text:p>0,0608</text:p>
          </table:table-cell>
          <table:table-cell office:value-type="float" office:value="2">
            <text:p>2</text:p>
          </table:table-cell>
          <table:table-cell table:formula="of:=[.C12]*1000*1000/8" office:value-type="float" office:value="250000">
            <text:p>250000</text:p>
          </table:table-cell>
          <table:table-cell office:value-type="float" office:value="100">
            <text:p>100</text:p>
          </table:table-cell>
          <table:table-cell table:formula="of:=[.E12]*0.001" office:value-type="float" office:value="0.1">
            <text:p>0,1</text:p>
          </table:table-cell>
          <table:table-cell office:value-type="float" office:value="5234">
            <text:p>5234</text:p>
          </table:table-cell>
          <table:table-cell table:formula="of:=[.G12]*8" office:value-type="float" office:value="41872">
            <text:p>41872</text:p>
          </table:table-cell>
          <table:table-cell table:formula="of:=MIN(1.22*[.G12]/(2*[.F12]*SQRT([.B12]));[.D12])" office:value-type="float" office:value="129482.705025258">
            <text:p>129482,705025258</text:p>
          </table:table-cell>
          <table:table-cell/>
          <table:table-cell table:formula="of:=[.I12]*8" office:value-type="float" office:value="1035861.64020206">
            <text:p>1035861,64020206</text:p>
          </table:table-cell>
          <table:table-cell/>
          <table:table-cell office:value-type="float" office:value="46076">
            <text:p>4607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.07709">
            <text:p>0,07709</text:p>
          </table:table-cell>
          <table:table-cell office:value-type="float" office:value="2">
            <text:p>2</text:p>
          </table:table-cell>
          <table:table-cell table:formula="of:=[.C13]*1000*1000/8" office:value-type="float" office:value="250000">
            <text:p>250000</text:p>
          </table:table-cell>
          <table:table-cell office:value-type="float" office:value="150">
            <text:p>150</text:p>
          </table:table-cell>
          <table:table-cell table:formula="of:=[.E13]*0.001" office:value-type="float" office:value="0.15">
            <text:p>0,15</text:p>
          </table:table-cell>
          <table:table-cell table:formula="of:=[.G12]*1.5" office:value-type="float" office:value="7851">
            <text:p>7851</text:p>
          </table:table-cell>
          <table:table-cell table:formula="of:=[.G13]*8" office:value-type="float" office:value="62808">
            <text:p>62808</text:p>
          </table:table-cell>
          <table:table-cell table:formula="of:=MIN(1.22*[.G13]/(2*[.F13]*SQRT([.B13]));[.D13])" office:value-type="float" office:value="114991.179973884">
            <text:p>114991,179973884</text:p>
          </table:table-cell>
          <table:table-cell/>
          <table:table-cell table:formula="of:=[.I13]*8" office:value-type="float" office:value="919929.439791073">
            <text:p>919929,439791073</text:p>
          </table:table-cell>
          <table:table-cell/>
          <table:table-cell office:value-type="float" office:value="47116">
            <text:p>47116</text:p>
          </table:table-cell>
          <table:table-cell office:value-type="string">
            <text:p>somme</text:p>
          </table:table-cell>
          <table:table-cell table:formula="of:=[.M11]+[.M12]+[.M13]+[.M14]" office:value-type="float" office:value="247067">
            <text:p>247067</text:p>
          </table:table-cell>
        </table:table-row>
        <table:table-row table:style-name="ro1">
          <table:table-cell/>
          <table:table-cell office:value-type="float" office:value="0.083">
            <text:p>0,083</text:p>
          </table:table-cell>
          <table:table-cell table:number-columns-repeated="10"/>
          <table:table-cell office:value-type="float" office:value="114975">
            <text:p>114975</text:p>
          </table:table-cell>
          <table:table-cell table:number-columns-repeated="2"/>
        </table:table-row>
        <table:table-row table:style-name="ro1">
          <table:table-cell office:value-type="string">
            <text:p>windows </text:p>
          </table:table-cell>
          <table:table-cell office:value-type="float" office:value="20">
            <text:p>20</text:p>
          </table:table-cell>
          <table:table-cell office:value-type="string">
            <text:p>File</text:p>
          </table:table-cell>
          <table:table-cell office:value-type="float" office:value="100">
            <text:p>100</text:p>
          </table:table-cell>
          <table:table-cell office:value-type="string">
            <text:p>rate</text:p>
          </table:table-cell>
          <table:table-cell office:value-type="float" office:value="1500000">
            <text:p>1500000</text:p>
          </table:table-cell>
          <table:table-cell/>
          <table:table-cell office:value-type="string">
            <text:p>ON</text:p>
          </table:table-cell>
          <table:table-cell office:value-type="float" office:value="0.01">
            <text:p>0,01</text:p>
          </table:table-cell>
          <table:table-cell office:value-type="string">
            <text:p>OFF</text:p>
          </table:table-cell>
          <table:table-cell office:value-type="float" office:value="0.005">
            <text:p>0,00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debit moyenne</text:p>
          </table:table-cell>
          <table:covered-table-cell/>
          <table:table-cell table:style-name="ce1" office:value-type="float" office:value="247067" table:number-columns-spanned="2" table:number-rows-spanned="1">
            <text:p>247067</text:p>
          </table:table-cell>
          <table:covered-table-cell/>
          <table:table-cell table:style-name="ce1" table:formula="of:=[.F16]*8" office:value-type="float" office:value="1976536">
            <text:p>197653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2" table:number-columns-repeated="3"/>
          <table:table-cell table:style-name="ce3" office:value-type="string" table:number-columns-spanned="6" table:number-rows-spanned="1">
            <text:p>FILLE D'attente <text:s/>= 200 <text:s text:c="3"/>(f200.png)</text:p>
          </table:table-cell>
          <table:covered-table-cell table:number-columns-repeated="5" table:style-name="ce2"/>
          <table:table-cell table:style-name="ce2"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table:number-columns-spanned="1" table:number-rows-spanned="3">
            <text:p>changemant de interval </text:p>
          </table:table-cell>
          <table:table-cell office:value-type="float" office:value="0.029">
            <text:p>0,029</text:p>
          </table:table-cell>
          <table:table-cell office:value-type="float" office:value="2">
            <text:p>2</text:p>
          </table:table-cell>
          <table:table-cell table:formula="of:=[.C20]*1000*1000/8"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E20]*0.001" office:value-type="float" office:value="0.05">
            <text:p>0,05</text:p>
          </table:table-cell>
          <table:table-cell table:formula="of:=[.G21]*0.5" office:value-type="float" office:value="2617">
            <text:p>2617</text:p>
          </table:table-cell>
          <table:table-cell table:formula="of:=[.G20]*8" office:value-type="float" office:value="20936">
            <text:p>20936</text:p>
          </table:table-cell>
          <table:table-cell table:formula="of:=MIN(1.22*[.G20]/(2*[.F20]*SQRT([.B20]));[.D20])" office:value-type="float" office:value="187484.148365337">
            <text:p>187484,148365337</text:p>
          </table:table-cell>
          <table:table-cell/>
          <table:table-cell table:formula="of:=[.I20]*8" office:value-type="float" office:value="1499873.1869227">
            <text:p>1499873,1869227</text:p>
          </table:table-cell>
          <table:table-cell/>
          <table:table-cell office:value-type="float" office:value="42852">
            <text:p>4285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.0185">
            <text:p>0,0185</text:p>
          </table:table-cell>
          <table:table-cell office:value-type="float" office:value="2">
            <text:p>2</text:p>
          </table:table-cell>
          <table:table-cell table:formula="of:=[.C21]*1000*1000/8" office:value-type="float" office:value="250000">
            <text:p>250000</text:p>
          </table:table-cell>
          <table:table-cell office:value-type="float" office:value="100">
            <text:p>100</text:p>
          </table:table-cell>
          <table:table-cell table:formula="of:=[.E21]*0.001" office:value-type="float" office:value="0.1">
            <text:p>0,1</text:p>
          </table:table-cell>
          <table:table-cell office:value-type="float" office:value="5234">
            <text:p>5234</text:p>
          </table:table-cell>
          <table:table-cell table:formula="of:=[.G21]*8" office:value-type="float" office:value="41872">
            <text:p>41872</text:p>
          </table:table-cell>
          <table:table-cell table:formula="of:=MIN(1.22*[.G21]/(2*[.F21]*SQRT([.B21]));[.D21])" office:value-type="float" office:value="234734.913254378">
            <text:p>234734,913254378</text:p>
          </table:table-cell>
          <table:table-cell/>
          <table:table-cell table:formula="of:=[.I21]*8" office:value-type="float" office:value="1877879.30603503">
            <text:p>1877879,30603503</text:p>
          </table:table-cell>
          <table:table-cell/>
          <table:table-cell office:value-type="float" office:value="44932">
            <text:p>4493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.0377">
            <text:p>0,0377</text:p>
          </table:table-cell>
          <table:table-cell office:value-type="float" office:value="2">
            <text:p>2</text:p>
          </table:table-cell>
          <table:table-cell table:formula="of:=[.C22]*1000*1000/8" office:value-type="float" office:value="250000">
            <text:p>250000</text:p>
          </table:table-cell>
          <table:table-cell office:value-type="float" office:value="150">
            <text:p>150</text:p>
          </table:table-cell>
          <table:table-cell table:formula="of:=[.E22]*0.001" office:value-type="float" office:value="0.15">
            <text:p>0,15</text:p>
          </table:table-cell>
          <table:table-cell table:formula="of:=[.G21]*1.5" office:value-type="float" office:value="7851">
            <text:p>7851</text:p>
          </table:table-cell>
          <table:table-cell table:formula="of:=[.G22]*8" office:value-type="float" office:value="62808">
            <text:p>62808</text:p>
          </table:table-cell>
          <table:table-cell table:formula="of:=MIN(1.22*[.G22]/(2*[.F22]*SQRT([.B22]));[.D22])" office:value-type="float" office:value="164434.475816768">
            <text:p>164434,475816768</text:p>
          </table:table-cell>
          <table:table-cell/>
          <table:table-cell table:formula="of:=[.I22]*8" office:value-type="float" office:value="1315475.80653414">
            <text:p>1315475,80653414</text:p>
          </table:table-cell>
          <table:table-cell/>
          <table:table-cell office:value-type="float" office:value="41292">
            <text:p>41292</text:p>
          </table:table-cell>
          <table:table-cell office:value-type="string">
            <text:p>somme</text:p>
          </table:table-cell>
          <table:table-cell table:formula="of:=[.M20]+[.M21]+[.M22]+[.M23]" office:value-type="float" office:value="247117">
            <text:p>247117</text:p>
          </table:table-cell>
        </table:table-row>
        <table:table-row table:style-name="ro1">
          <table:table-cell/>
          <table:table-cell office:value-type="float" office:value="0.0354">
            <text:p>0,0354</text:p>
          </table:table-cell>
          <table:table-cell table:number-columns-repeated="10"/>
          <table:table-cell office:value-type="float" office:value="118041">
            <text:p>118041</text:p>
          </table:table-cell>
          <table:table-cell table:number-columns-repeated="2"/>
        </table:table-row>
        <table:table-row table:style-name="ro1">
          <table:table-cell office:value-type="string">
            <text:p>windows </text:p>
          </table:table-cell>
          <table:table-cell office:value-type="float" office:value="20">
            <text:p>20</text:p>
          </table:table-cell>
          <table:table-cell office:value-type="string">
            <text:p>File</text:p>
          </table:table-cell>
          <table:table-cell office:value-type="float" office:value="200">
            <text:p>200</text:p>
          </table:table-cell>
          <table:table-cell office:value-type="string">
            <text:p>rate</text:p>
          </table:table-cell>
          <table:table-cell office:value-type="float" office:value="1500000">
            <text:p>1500000</text:p>
          </table:table-cell>
          <table:table-cell/>
          <table:table-cell office:value-type="string">
            <text:p>ON</text:p>
          </table:table-cell>
          <table:table-cell office:value-type="float" office:value="0.01">
            <text:p>0,01</text:p>
          </table:table-cell>
          <table:table-cell office:value-type="string">
            <text:p>OFF</text:p>
          </table:table-cell>
          <table:table-cell office:value-type="float" office:value="0.005">
            <text:p>0,00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debit moyenne</text:p>
          </table:table-cell>
          <table:covered-table-cell/>
          <table:table-cell table:style-name="ce1" office:value-type="float" office:value="247117" table:number-columns-spanned="2" table:number-rows-spanned="1">
            <text:p>247117</text:p>
          </table:table-cell>
          <table:covered-table-cell/>
          <table:table-cell table:style-name="ce1" table:formula="of:=[.F25]*8" office:value-type="float" office:value="1976936">
            <text:p>1976936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2" table:number-columns-repeated="3"/>
          <table:table-cell table:style-name="ce3" office:value-type="string" table:number-columns-spanned="6" table:number-rows-spanned="1">
            <text:p>Fille attente= 100 <text:s text:c="2"/>window= 10 <text:s text:c="2"/>(f100w10.png)</text:p>
          </table:table-cell>
          <table:covered-table-cell table:number-columns-repeated="5" table:style-name="ce2"/>
          <table:table-cell table:style-name="ce2"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table:number-columns-spanned="1" table:number-rows-spanned="3">
            <text:p>changemant de interval </text:p>
          </table:table-cell>
          <table:table-cell office:value-type="float" office:value="0.0476">
            <text:p>0,0476</text:p>
          </table:table-cell>
          <table:table-cell office:value-type="float" office:value="2">
            <text:p>2</text:p>
          </table:table-cell>
          <table:table-cell table:formula="of:=[.C32]*1000*1000/8"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E32]*0.001" office:value-type="float" office:value="0.05">
            <text:p>0,05</text:p>
          </table:table-cell>
          <table:table-cell table:formula="of:=[.G33]*0.5" office:value-type="float" office:value="2617">
            <text:p>2617</text:p>
          </table:table-cell>
          <table:table-cell table:formula="of:=[.G32]*8" office:value-type="float" office:value="20936">
            <text:p>20936</text:p>
          </table:table-cell>
          <table:table-cell table:formula="of:=MIN(1.22*[.G32]/(2*[.F32]*SQRT([.B32]));[.D32])" office:value-type="float" office:value="146338.997970093">
            <text:p>146338,997970093</text:p>
          </table:table-cell>
          <table:table-cell/>
          <table:table-cell table:formula="of:=[.I32]*8" office:value-type="float" office:value="1170711.98376074">
            <text:p>1170711,98376074</text:p>
          </table:table-cell>
          <table:table-cell/>
          <table:table-cell office:value-type="float" office:value="39212">
            <text:p>392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.0427">
            <text:p>0,0427</text:p>
          </table:table-cell>
          <table:table-cell office:value-type="float" office:value="2">
            <text:p>2</text:p>
          </table:table-cell>
          <table:table-cell table:formula="of:=[.C33]*1000*1000/8" office:value-type="float" office:value="250000">
            <text:p>250000</text:p>
          </table:table-cell>
          <table:table-cell office:value-type="float" office:value="100">
            <text:p>100</text:p>
          </table:table-cell>
          <table:table-cell table:formula="of:=[.E33]*0.001" office:value-type="float" office:value="0.1">
            <text:p>0,1</text:p>
          </table:table-cell>
          <table:table-cell office:value-type="float" office:value="5234">
            <text:p>5234</text:p>
          </table:table-cell>
          <table:table-cell table:formula="of:=[.G33]*8" office:value-type="float" office:value="41872">
            <text:p>41872</text:p>
          </table:table-cell>
          <table:table-cell table:formula="of:=MIN(1.22*[.G33]/(2*[.F33]*SQRT([.B33]));[.D33])" office:value-type="float" office:value="154507.517893837">
            <text:p>154507,517893837</text:p>
          </table:table-cell>
          <table:table-cell/>
          <table:table-cell table:formula="of:=[.I33]*8" office:value-type="float" office:value="1236060.14315069">
            <text:p>1236060,14315069</text:p>
          </table:table-cell>
          <table:table-cell/>
          <table:table-cell office:value-type="float" office:value="42684">
            <text:p>4268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.0292">
            <text:p>0,0292</text:p>
          </table:table-cell>
          <table:table-cell office:value-type="float" office:value="2">
            <text:p>2</text:p>
          </table:table-cell>
          <table:table-cell table:formula="of:=[.C34]*1000*1000/8" office:value-type="float" office:value="250000">
            <text:p>250000</text:p>
          </table:table-cell>
          <table:table-cell office:value-type="float" office:value="150">
            <text:p>150</text:p>
          </table:table-cell>
          <table:table-cell table:formula="of:=[.E34]*0.001" office:value-type="float" office:value="0.15">
            <text:p>0,15</text:p>
          </table:table-cell>
          <table:table-cell table:formula="of:=[.G33]*1.5" office:value-type="float" office:value="7851">
            <text:p>7851</text:p>
          </table:table-cell>
          <table:table-cell table:formula="of:=[.G34]*8" office:value-type="float" office:value="62808">
            <text:p>62808</text:p>
          </table:table-cell>
          <table:table-cell table:formula="of:=MIN(1.22*[.G34]/(2*[.F34]*SQRT([.B34]));[.D34])" office:value-type="float" office:value="186840.976149487">
            <text:p>186840,976149487</text:p>
          </table:table-cell>
          <table:table-cell/>
          <table:table-cell table:formula="of:=[.I34]*8" office:value-type="float" office:value="1494727.8091959">
            <text:p>1494727,8091959</text:p>
          </table:table-cell>
          <table:table-cell/>
          <table:table-cell office:value-type="float" office:value="46180">
            <text:p>46180</text:p>
          </table:table-cell>
          <table:table-cell office:value-type="string">
            <text:p>somme</text:p>
          </table:table-cell>
          <table:table-cell table:formula="of:=[.M32]+[.M33]+[.M34]+[.M35]" office:value-type="float" office:value="246075">
            <text:p>246075</text:p>
          </table:table-cell>
        </table:table-row>
        <table:table-row table:style-name="ro1">
          <table:table-cell/>
          <table:table-cell office:value-type="float" office:value="0.051">
            <text:p>0,051</text:p>
          </table:table-cell>
          <table:table-cell table:number-columns-repeated="10"/>
          <table:table-cell office:value-type="float" office:value="117999">
            <text:p>117999</text:p>
          </table:table-cell>
          <table:table-cell table:number-columns-repeated="2"/>
        </table:table-row>
        <table:table-row table:style-name="ro1">
          <table:table-cell office:value-type="string">
            <text:p>windows </text:p>
          </table:table-cell>
          <table:table-cell office:value-type="float" office:value="10">
            <text:p>10</text:p>
          </table:table-cell>
          <table:table-cell office:value-type="string">
            <text:p>File</text:p>
          </table:table-cell>
          <table:table-cell office:value-type="float" office:value="100">
            <text:p>100</text:p>
          </table:table-cell>
          <table:table-cell office:value-type="string">
            <text:p>rate</text:p>
          </table:table-cell>
          <table:table-cell office:value-type="float" office:value="1500000">
            <text:p>1500000</text:p>
          </table:table-cell>
          <table:table-cell/>
          <table:table-cell office:value-type="string">
            <text:p>ON</text:p>
          </table:table-cell>
          <table:table-cell office:value-type="float" office:value="0.01">
            <text:p>0,01</text:p>
          </table:table-cell>
          <table:table-cell office:value-type="string">
            <text:p>OFF</text:p>
          </table:table-cell>
          <table:table-cell office:value-type="float" office:value="0.005">
            <text:p>0,00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debit moyenne</text:p>
          </table:table-cell>
          <table:covered-table-cell/>
          <table:table-cell table:style-name="ce1" office:value-type="float" office:value="246075" table:number-columns-spanned="2" table:number-rows-spanned="1">
            <text:p>246075</text:p>
          </table:table-cell>
          <table:covered-table-cell/>
          <table:table-cell table:style-name="ce1" table:formula="of:=[.F37]*8" office:value-type="float" office:value="1968600">
            <text:p>19686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2" table:number-columns-repeated="3"/>
          <table:table-cell table:style-name="ce3" office:value-type="string" table:number-columns-spanned="6" table:number-rows-spanned="1">
            <text:p>Fille attente= 50 <text:s/>window= 10 <text:s text:c="2"/>(f50w10.png)</text:p>
          </table:table-cell>
          <table:covered-table-cell table:number-columns-repeated="5" table:style-name="ce2"/>
          <table:table-cell table:style-name="ce2"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table:number-columns-spanned="1" table:number-rows-spanned="3">
            <text:p>changemant de interval </text:p>
          </table:table-cell>
          <table:table-cell office:value-type="float" office:value="0.084">
            <text:p>0,084</text:p>
          </table:table-cell>
          <table:table-cell office:value-type="float" office:value="2">
            <text:p>2</text:p>
          </table:table-cell>
          <table:table-cell table:formula="of:=[.C41]*1000*1000/8"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E41]*0.001" office:value-type="float" office:value="0.05">
            <text:p>0,05</text:p>
          </table:table-cell>
          <table:table-cell table:formula="of:=[.G42]*0.5" office:value-type="float" office:value="2617">
            <text:p>2617</text:p>
          </table:table-cell>
          <table:table-cell table:formula="of:=[.G41]*8" office:value-type="float" office:value="20936">
            <text:p>20936</text:p>
          </table:table-cell>
          <table:table-cell table:formula="of:=MIN(1.22*[.G41]/(2*[.F41]*SQRT([.B41]));[.D41])" office:value-type="float" office:value="110159.995696735">
            <text:p>110159,995696735</text:p>
          </table:table-cell>
          <table:table-cell/>
          <table:table-cell table:formula="of:=[.I41]*8" office:value-type="float" office:value="881279.965573883">
            <text:p>881279,965573883</text:p>
          </table:table-cell>
          <table:table-cell/>
          <table:table-cell office:value-type="float" office:value="41812">
            <text:p>418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.089">
            <text:p>0,089</text:p>
          </table:table-cell>
          <table:table-cell office:value-type="float" office:value="2">
            <text:p>2</text:p>
          </table:table-cell>
          <table:table-cell table:formula="of:=[.C42]*1000*1000/8" office:value-type="float" office:value="250000">
            <text:p>250000</text:p>
          </table:table-cell>
          <table:table-cell office:value-type="float" office:value="100">
            <text:p>100</text:p>
          </table:table-cell>
          <table:table-cell table:formula="of:=[.E42]*0.001" office:value-type="float" office:value="0.1">
            <text:p>0,1</text:p>
          </table:table-cell>
          <table:table-cell office:value-type="float" office:value="5234">
            <text:p>5234</text:p>
          </table:table-cell>
          <table:table-cell table:formula="of:=[.G42]*8" office:value-type="float" office:value="41872">
            <text:p>41872</text:p>
          </table:table-cell>
          <table:table-cell table:formula="of:=MIN(1.22*[.G42]/(2*[.F42]*SQRT([.B42]));[.D42])" office:value-type="float" office:value="107020.887951734">
            <text:p>107020,887951734</text:p>
          </table:table-cell>
          <table:table-cell/>
          <table:table-cell table:formula="of:=[.I42]*8" office:value-type="float" office:value="856167.103613869">
            <text:p>856167,103613869</text:p>
          </table:table-cell>
          <table:table-cell/>
          <table:table-cell office:value-type="float" office:value="39316">
            <text:p>3931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.042">
            <text:p>0,042</text:p>
          </table:table-cell>
          <table:table-cell office:value-type="float" office:value="2">
            <text:p>2</text:p>
          </table:table-cell>
          <table:table-cell table:formula="of:=[.C43]*1000*1000/8" office:value-type="float" office:value="250000">
            <text:p>250000</text:p>
          </table:table-cell>
          <table:table-cell office:value-type="float" office:value="150">
            <text:p>150</text:p>
          </table:table-cell>
          <table:table-cell table:formula="of:=[.E43]*0.001" office:value-type="float" office:value="0.15">
            <text:p>0,15</text:p>
          </table:table-cell>
          <table:table-cell table:formula="of:=[.G42]*1.5" office:value-type="float" office:value="7851">
            <text:p>7851</text:p>
          </table:table-cell>
          <table:table-cell table:formula="of:=[.G43]*8" office:value-type="float" office:value="62808">
            <text:p>62808</text:p>
          </table:table-cell>
          <table:table-cell table:formula="of:=MIN(1.22*[.G43]/(2*[.F43]*SQRT([.B43]));[.D43])" office:value-type="float" office:value="155789.759945285">
            <text:p>155789,759945285</text:p>
          </table:table-cell>
          <table:table-cell/>
          <table:table-cell table:formula="of:=[.I43]*8" office:value-type="float" office:value="1246318.07956228">
            <text:p>1246318,07956228</text:p>
          </table:table-cell>
          <table:table-cell/>
          <table:table-cell office:value-type="float" office:value="51068">
            <text:p>51068</text:p>
          </table:table-cell>
          <table:table-cell office:value-type="string">
            <text:p>somme</text:p>
          </table:table-cell>
          <table:table-cell table:formula="of:=[.M41]+[.M42]+[.M43]+[.M44]" office:value-type="float" office:value="247045">
            <text:p>247045</text:p>
          </table:table-cell>
        </table:table-row>
        <table:table-row table:style-name="ro1">
          <table:table-cell/>
          <table:table-cell office:value-type="float" office:value="0.084">
            <text:p>0,084</text:p>
          </table:table-cell>
          <table:table-cell table:number-columns-repeated="10"/>
          <table:table-cell office:value-type="float" office:value="114849">
            <text:p>114849</text:p>
          </table:table-cell>
          <table:table-cell table:number-columns-repeated="2"/>
        </table:table-row>
        <table:table-row table:style-name="ro1">
          <table:table-cell office:value-type="string">
            <text:p>windows </text:p>
          </table:table-cell>
          <table:table-cell office:value-type="float" office:value="10">
            <text:p>10</text:p>
          </table:table-cell>
          <table:table-cell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rate</text:p>
          </table:table-cell>
          <table:table-cell office:value-type="float" office:value="1500000">
            <text:p>1500000</text:p>
          </table:table-cell>
          <table:table-cell/>
          <table:table-cell office:value-type="string">
            <text:p>ON</text:p>
          </table:table-cell>
          <table:table-cell office:value-type="float" office:value="0.01">
            <text:p>0,01</text:p>
          </table:table-cell>
          <table:table-cell office:value-type="string">
            <text:p>OFF</text:p>
          </table:table-cell>
          <table:table-cell office:value-type="float" office:value="0.005">
            <text:p>0,00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debit moyenne</text:p>
          </table:table-cell>
          <table:covered-table-cell/>
          <table:table-cell table:style-name="ce1" office:value-type="float" office:value="247045" table:number-columns-spanned="2" table:number-rows-spanned="1">
            <text:p>247045</text:p>
          </table:table-cell>
          <table:covered-table-cell/>
          <table:table-cell table:style-name="ce1" table:formula="of:=[.F46]*8" office:value-type="float" office:value="1976360">
            <text:p>1976360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 table:number-columns-repeated="3"/>
          <table:table-cell table:style-name="ce3" office:value-type="string" table:number-columns-spanned="6" table:number-rows-spanned="1">
            <text:p>Rate= 0,75Mb <text:s/>ON= 10ms OFF=5ms (rate75.png)</text:p>
          </table:table-cell>
          <table:covered-table-cell table:number-columns-repeated="5" table:style-name="ce2"/>
          <table:table-cell table:style-name="ce2"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table:number-columns-spanned="1" table:number-rows-spanned="3">
            <text:p>changemant de interval </text:p>
          </table:table-cell>
          <table:table-cell office:value-type="float" office:value="0.021">
            <text:p>0,021</text:p>
          </table:table-cell>
          <table:table-cell office:value-type="float" office:value="2">
            <text:p>2</text:p>
          </table:table-cell>
          <table:table-cell table:formula="of:=[.C51]*1000*1000/8"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E51]*0.001" office:value-type="float" office:value="0.05">
            <text:p>0,05</text:p>
          </table:table-cell>
          <table:table-cell table:formula="of:=[.G52]*0.5" office:value-type="float" office:value="2617">
            <text:p>2617</text:p>
          </table:table-cell>
          <table:table-cell table:formula="of:=[.G51]*8" office:value-type="float" office:value="20936">
            <text:p>20936</text:p>
          </table:table-cell>
          <table:table-cell table:formula="of:=MIN(1.22*[.G51]/(2*[.F51]*SQRT([.B51]));[.D51])" office:value-type="float" office:value="220319.991393471">
            <text:p>220319,991393471</text:p>
          </table:table-cell>
          <table:table-cell/>
          <table:table-cell table:formula="of:=[.I51]*8" office:value-type="float" office:value="1762559.93114777">
            <text:p>1762559,93114777</text:p>
          </table:table-cell>
          <table:table-cell/>
          <table:table-cell office:value-type="float" office:value="48676">
            <text:p>4867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.005">
            <text:p>0,005</text:p>
          </table:table-cell>
          <table:table-cell office:value-type="float" office:value="2">
            <text:p>2</text:p>
          </table:table-cell>
          <table:table-cell table:formula="of:=[.C52]*1000*1000/8" office:value-type="float" office:value="250000">
            <text:p>250000</text:p>
          </table:table-cell>
          <table:table-cell office:value-type="float" office:value="100">
            <text:p>100</text:p>
          </table:table-cell>
          <table:table-cell table:formula="of:=[.E52]*0.001" office:value-type="float" office:value="0.1">
            <text:p>0,1</text:p>
          </table:table-cell>
          <table:table-cell office:value-type="float" office:value="5234">
            <text:p>5234</text:p>
          </table:table-cell>
          <table:table-cell table:formula="of:=[.G52]*8" office:value-type="float" office:value="41872">
            <text:p>41872</text:p>
          </table:table-cell>
          <table:table-cell table:formula="of:=MIN(1.22*[.G52]/(2*[.F52]*SQRT([.B52]));[.D52])" office:value-type="float" office:value="250000">
            <text:p>250000</text:p>
          </table:table-cell>
          <table:table-cell/>
          <table:table-cell table:formula="of:=[.I52]*8" office:value-type="float" office:value="2000000">
            <text:p>2000000</text:p>
          </table:table-cell>
          <table:table-cell/>
          <table:table-cell office:value-type="float" office:value="82996">
            <text:p>8299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.032">
            <text:p>0,032</text:p>
          </table:table-cell>
          <table:table-cell office:value-type="float" office:value="2">
            <text:p>2</text:p>
          </table:table-cell>
          <table:table-cell table:formula="of:=[.C53]*1000*1000/8" office:value-type="float" office:value="250000">
            <text:p>250000</text:p>
          </table:table-cell>
          <table:table-cell office:value-type="float" office:value="150">
            <text:p>150</text:p>
          </table:table-cell>
          <table:table-cell table:formula="of:=[.E53]*0.001" office:value-type="float" office:value="0.15">
            <text:p>0,15</text:p>
          </table:table-cell>
          <table:table-cell table:formula="of:=[.G52]*1.5" office:value-type="float" office:value="7851">
            <text:p>7851</text:p>
          </table:table-cell>
          <table:table-cell table:formula="of:=[.G53]*8" office:value-type="float" office:value="62808">
            <text:p>62808</text:p>
          </table:table-cell>
          <table:table-cell table:formula="of:=MIN(1.22*[.G53]/(2*[.F53]*SQRT([.B53]));[.D53])" office:value-type="float" office:value="178479.591862067">
            <text:p>178479,591862067</text:p>
          </table:table-cell>
          <table:table-cell/>
          <table:table-cell table:formula="of:=[.I53]*8" office:value-type="float" office:value="1427836.73489654">
            <text:p>1427836,73489654</text:p>
          </table:table-cell>
          <table:table-cell/>
          <table:table-cell office:value-type="float" office:value="54396">
            <text:p>54396</text:p>
          </table:table-cell>
          <table:table-cell office:value-type="string">
            <text:p>somme</text:p>
          </table:table-cell>
          <table:table-cell table:formula="of:=[.M51]+[.M52]+[.M53]+[.M54]" office:value-type="float" office:value="246527">
            <text:p>246527</text:p>
          </table:table-cell>
        </table:table-row>
        <table:table-row table:style-name="ro1">
          <table:table-cell/>
          <table:table-cell office:value-type="float" office:value="0.02">
            <text:p>0,02</text:p>
          </table:table-cell>
          <table:table-cell table:number-columns-repeated="10"/>
          <table:table-cell office:value-type="float" office:value="60459">
            <text:p>60459</text:p>
          </table:table-cell>
          <table:table-cell table:number-columns-repeated="2"/>
        </table:table-row>
        <table:table-row table:style-name="ro1">
          <table:table-cell office:value-type="string">
            <text:p>windows </text:p>
          </table:table-cell>
          <table:table-cell office:value-type="float" office:value="20">
            <text:p>20</text:p>
          </table:table-cell>
          <table:table-cell office:value-type="string">
            <text:p>File</text:p>
          </table:table-cell>
          <table:table-cell office:value-type="float" office:value="100">
            <text:p>100</text:p>
          </table:table-cell>
          <table:table-cell office:value-type="string">
            <text:p>rate</text:p>
          </table:table-cell>
          <table:table-cell office:value-type="float" office:value="750000">
            <text:p>750000</text:p>
          </table:table-cell>
          <table:table-cell/>
          <table:table-cell office:value-type="string">
            <text:p>ON</text:p>
          </table:table-cell>
          <table:table-cell office:value-type="float" office:value="0.01">
            <text:p>0,01</text:p>
          </table:table-cell>
          <table:table-cell office:value-type="string">
            <text:p>OFF</text:p>
          </table:table-cell>
          <table:table-cell office:value-type="float" office:value="0.005">
            <text:p>0,00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debit moyenne</text:p>
          </table:table-cell>
          <table:covered-table-cell/>
          <table:table-cell table:style-name="ce1" office:value-type="float" office:value="246527" table:number-columns-spanned="2" table:number-rows-spanned="1">
            <text:p>246527</text:p>
          </table:table-cell>
          <table:covered-table-cell/>
          <table:table-cell table:style-name="ce1" table:formula="of:=[.F56]*8" office:value-type="float" office:value="1972216">
            <text:p>197221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2" table:number-columns-repeated="3"/>
          <table:table-cell table:style-name="ce3" office:value-type="string" table:number-columns-spanned="6" table:number-rows-spanned="1">
            <text:p>Rate= 1,5Mb <text:s/>ON= 20ms OFF=10ms (rate75on20off10.png)</text:p>
          </table:table-cell>
          <table:covered-table-cell table:number-columns-repeated="5" table:style-name="ce2"/>
          <table:table-cell table:style-name="ce2"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table:number-columns-spanned="1" table:number-rows-spanned="3">
            <text:p>changemant de interval </text:p>
          </table:table-cell>
          <table:table-cell office:value-type="float" office:value="0.057">
            <text:p>0,057</text:p>
          </table:table-cell>
          <table:table-cell office:value-type="float" office:value="2">
            <text:p>2</text:p>
          </table:table-cell>
          <table:table-cell table:formula="of:=[.C60]*1000*1000/8"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E60]*0.001" office:value-type="float" office:value="0.05">
            <text:p>0,05</text:p>
          </table:table-cell>
          <table:table-cell table:formula="of:=[.G61]*0.5" office:value-type="float" office:value="2617">
            <text:p>2617</text:p>
          </table:table-cell>
          <table:table-cell table:formula="of:=[.G60]*8" office:value-type="float" office:value="20936">
            <text:p>20936</text:p>
          </table:table-cell>
          <table:table-cell table:formula="of:=MIN(1.22*[.G60]/(2*[.F60]*SQRT([.B60]));[.D60])" office:value-type="float" office:value="133729.162715923">
            <text:p>133729,162715923</text:p>
          </table:table-cell>
          <table:table-cell/>
          <table:table-cell table:formula="of:=[.I60]*8" office:value-type="float" office:value="1069833.30172738">
            <text:p>1069833,30172738</text:p>
          </table:table-cell>
          <table:table-cell/>
          <table:table-cell office:value-type="float" office:value="39836">
            <text:p>3983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.058">
            <text:p>0,058</text:p>
          </table:table-cell>
          <table:table-cell office:value-type="float" office:value="2">
            <text:p>2</text:p>
          </table:table-cell>
          <table:table-cell table:formula="of:=[.C61]*1000*1000/8" office:value-type="float" office:value="250000">
            <text:p>250000</text:p>
          </table:table-cell>
          <table:table-cell office:value-type="float" office:value="100">
            <text:p>100</text:p>
          </table:table-cell>
          <table:table-cell table:formula="of:=[.E61]*0.001" office:value-type="float" office:value="0.1">
            <text:p>0,1</text:p>
          </table:table-cell>
          <table:table-cell office:value-type="float" office:value="5234">
            <text:p>5234</text:p>
          </table:table-cell>
          <table:table-cell table:formula="of:=[.G61]*8" office:value-type="float" office:value="41872">
            <text:p>41872</text:p>
          </table:table-cell>
          <table:table-cell table:formula="of:=MIN(1.22*[.G61]/(2*[.F61]*SQRT([.B61]));[.D61])" office:value-type="float" office:value="132571.312674115">
            <text:p>132571,312674115</text:p>
          </table:table-cell>
          <table:table-cell/>
          <table:table-cell table:formula="of:=[.I61]*8" office:value-type="float" office:value="1060570.50139292">
            <text:p>1060570,50139292</text:p>
          </table:table-cell>
          <table:table-cell/>
          <table:table-cell office:value-type="float" office:value="49612">
            <text:p>496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.061">
            <text:p>0,061</text:p>
          </table:table-cell>
          <table:table-cell office:value-type="float" office:value="2">
            <text:p>2</text:p>
          </table:table-cell>
          <table:table-cell table:formula="of:=[.C62]*1000*1000/8" office:value-type="float" office:value="250000">
            <text:p>250000</text:p>
          </table:table-cell>
          <table:table-cell office:value-type="float" office:value="150">
            <text:p>150</text:p>
          </table:table-cell>
          <table:table-cell table:formula="of:=[.E62]*0.001" office:value-type="float" office:value="0.15">
            <text:p>0,15</text:p>
          </table:table-cell>
          <table:table-cell table:formula="of:=[.G61]*1.5" office:value-type="float" office:value="7851">
            <text:p>7851</text:p>
          </table:table-cell>
          <table:table-cell table:formula="of:=[.G62]*8" office:value-type="float" office:value="62808">
            <text:p>62808</text:p>
          </table:table-cell>
          <table:table-cell table:formula="of:=MIN(1.22*[.G62]/(2*[.F62]*SQRT([.B62]));[.D62])" office:value-type="float" office:value="129270.264020772">
            <text:p>129270,264020772</text:p>
          </table:table-cell>
          <table:table-cell/>
          <table:table-cell table:formula="of:=[.I62]*8" office:value-type="float" office:value="1034162.11216617">
            <text:p>1034162,11216617</text:p>
          </table:table-cell>
          <table:table-cell/>
          <table:table-cell office:value-type="float" office:value="37132">
            <text:p>37132</text:p>
          </table:table-cell>
          <table:table-cell office:value-type="string">
            <text:p>somme</text:p>
          </table:table-cell>
          <table:table-cell table:formula="of:=[.M60]+[.M61]+[.M62]+[.M63]" office:value-type="float" office:value="247120">
            <text:p>247120</text:p>
          </table:table-cell>
        </table:table-row>
        <table:table-row table:style-name="ro1">
          <table:table-cell/>
          <table:table-cell office:value-type="float" office:value="0.069">
            <text:p>0,069</text:p>
          </table:table-cell>
          <table:table-cell table:number-columns-repeated="10"/>
          <table:table-cell office:value-type="float" office:value="120540">
            <text:p>120540</text:p>
          </table:table-cell>
          <table:table-cell table:number-columns-repeated="2"/>
        </table:table-row>
        <table:table-row table:style-name="ro1">
          <table:table-cell office:value-type="string">
            <text:p>windows </text:p>
          </table:table-cell>
          <table:table-cell office:value-type="float" office:value="20">
            <text:p>20</text:p>
          </table:table-cell>
          <table:table-cell office:value-type="string">
            <text:p>File</text:p>
          </table:table-cell>
          <table:table-cell office:value-type="float" office:value="100">
            <text:p>100</text:p>
          </table:table-cell>
          <table:table-cell office:value-type="string">
            <text:p>rate</text:p>
          </table:table-cell>
          <table:table-cell office:value-type="float" office:value="1500000">
            <text:p>1500000</text:p>
          </table:table-cell>
          <table:table-cell/>
          <table:table-cell office:value-type="string">
            <text:p>ON</text:p>
          </table:table-cell>
          <table:table-cell office:value-type="float" office:value="0.02">
            <text:p>0,02</text:p>
          </table:table-cell>
          <table:table-cell office:value-type="string">
            <text:p>OFF</text:p>
          </table:table-cell>
          <table:table-cell office:value-type="float" office:value="0.01">
            <text:p>0,0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debit moyenne</text:p>
          </table:table-cell>
          <table:covered-table-cell/>
          <table:table-cell table:style-name="ce1" office:value-type="float" office:value="247120" table:number-columns-spanned="2" table:number-rows-spanned="1">
            <text:p>247120</text:p>
          </table:table-cell>
          <table:covered-table-cell/>
          <table:table-cell table:style-name="ce1" table:formula="of:=[.F65]*8" office:value-type="float" office:value="1976960">
            <text:p>197696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2" table:number-columns-repeated="3"/>
          <table:table-cell table:style-name="ce3" office:value-type="string" table:number-columns-spanned="6" table:number-rows-spanned="1">
            <text:p>Rate= 2Mb <text:s/>ON= 100ms OFF=100ms (defNS.png)</text:p>
          </table:table-cell>
          <table:covered-table-cell table:number-columns-repeated="5" table:style-name="ce2"/>
          <table:table-cell table:style-name="ce2"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table:number-columns-spanned="1" table:number-rows-spanned="3">
            <text:p>changemant de interval </text:p>
          </table:table-cell>
          <table:table-cell office:value-type="float" office:value="0.16">
            <text:p>0,16</text:p>
          </table:table-cell>
          <table:table-cell office:value-type="float" office:value="2">
            <text:p>2</text:p>
          </table:table-cell>
          <table:table-cell table:formula="of:=[.C69]*1000*1000/8"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E69]*0.001" office:value-type="float" office:value="0.05">
            <text:p>0,05</text:p>
          </table:table-cell>
          <table:table-cell table:formula="of:=[.G70]*0.5" office:value-type="float" office:value="2617">
            <text:p>2617</text:p>
          </table:table-cell>
          <table:table-cell table:formula="of:=[.G69]*8" office:value-type="float" office:value="20936">
            <text:p>20936</text:p>
          </table:table-cell>
          <table:table-cell table:formula="of:=MIN(1.22*[.G69]/(2*[.F69]*SQRT([.B69]));[.D69])" office:value-type="float" office:value="79818.5">
            <text:p>79818,5</text:p>
          </table:table-cell>
          <table:table-cell/>
          <table:table-cell table:formula="of:=[.I69]*8" office:value-type="float" office:value="638548">
            <text:p>638548</text:p>
          </table:table-cell>
          <table:table-cell/>
          <table:table-cell office:value-type="float" office:value="38900">
            <text:p>3890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.15">
            <text:p>0,15</text:p>
          </table:table-cell>
          <table:table-cell office:value-type="float" office:value="2">
            <text:p>2</text:p>
          </table:table-cell>
          <table:table-cell table:formula="of:=[.C70]*1000*1000/8" office:value-type="float" office:value="250000">
            <text:p>250000</text:p>
          </table:table-cell>
          <table:table-cell office:value-type="float" office:value="100">
            <text:p>100</text:p>
          </table:table-cell>
          <table:table-cell table:formula="of:=[.E70]*0.001" office:value-type="float" office:value="0.1">
            <text:p>0,1</text:p>
          </table:table-cell>
          <table:table-cell office:value-type="float" office:value="5234">
            <text:p>5234</text:p>
          </table:table-cell>
          <table:table-cell table:formula="of:=[.G70]*8" office:value-type="float" office:value="41872">
            <text:p>41872</text:p>
          </table:table-cell>
          <table:table-cell table:formula="of:=MIN(1.22*[.G70]/(2*[.F70]*SQRT([.B70]));[.D70])" office:value-type="float" office:value="82436.1923251351">
            <text:p>82436,1923251351</text:p>
          </table:table-cell>
          <table:table-cell/>
          <table:table-cell table:formula="of:=[.I70]*8" office:value-type="float" office:value="659489.538601081">
            <text:p>659489,538601081</text:p>
          </table:table-cell>
          <table:table-cell/>
          <table:table-cell office:value-type="float" office:value="30684">
            <text:p>3068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0.18">
            <text:p>0,18</text:p>
          </table:table-cell>
          <table:table-cell office:value-type="float" office:value="2">
            <text:p>2</text:p>
          </table:table-cell>
          <table:table-cell table:formula="of:=[.C71]*1000*1000/8" office:value-type="float" office:value="250000">
            <text:p>250000</text:p>
          </table:table-cell>
          <table:table-cell office:value-type="float" office:value="150">
            <text:p>150</text:p>
          </table:table-cell>
          <table:table-cell table:formula="of:=[.E71]*0.001" office:value-type="float" office:value="0.15">
            <text:p>0,15</text:p>
          </table:table-cell>
          <table:table-cell table:formula="of:=[.G70]*1.5" office:value-type="float" office:value="7851">
            <text:p>7851</text:p>
          </table:table-cell>
          <table:table-cell table:formula="of:=[.G71]*8" office:value-type="float" office:value="62808">
            <text:p>62808</text:p>
          </table:table-cell>
          <table:table-cell table:formula="of:=MIN(1.22*[.G71]/(2*[.F71]*SQRT([.B71]));[.D71])" office:value-type="float" office:value="75253.6034855179">
            <text:p>75253,6034855179</text:p>
          </table:table-cell>
          <table:table-cell/>
          <table:table-cell table:formula="of:=[.I71]*8" office:value-type="float" office:value="602028.827884143">
            <text:p>602028,827884143</text:p>
          </table:table-cell>
          <table:table-cell/>
          <table:table-cell office:value-type="float" office:value="36404">
            <text:p>36404</text:p>
          </table:table-cell>
          <table:table-cell office:value-type="string">
            <text:p>somme</text:p>
          </table:table-cell>
          <table:table-cell table:formula="of:=[.M69]+[.M70]+[.M71]+[.M72]" office:value-type="float" office:value="232996">
            <text:p>232996</text:p>
          </table:table-cell>
        </table:table-row>
        <table:table-row table:style-name="ro1">
          <table:table-cell/>
          <table:table-cell office:value-type="float" office:value="0.099">
            <text:p>0,099</text:p>
          </table:table-cell>
          <table:table-cell table:number-columns-repeated="10"/>
          <table:table-cell office:value-type="float" office:value="127008">
            <text:p>127008</text:p>
          </table:table-cell>
          <table:table-cell table:number-columns-repeated="2"/>
        </table:table-row>
        <table:table-row table:style-name="ro1">
          <table:table-cell office:value-type="string">
            <text:p>windows </text:p>
          </table:table-cell>
          <table:table-cell office:value-type="float" office:value="20">
            <text:p>20</text:p>
          </table:table-cell>
          <table:table-cell office:value-type="string">
            <text:p>File</text:p>
          </table:table-cell>
          <table:table-cell office:value-type="float" office:value="100">
            <text:p>100</text:p>
          </table:table-cell>
          <table:table-cell office:value-type="string">
            <text:p>rate</text:p>
          </table:table-cell>
          <table:table-cell office:value-type="float" office:value="2000000">
            <text:p>2000000</text:p>
          </table:table-cell>
          <table:table-cell/>
          <table:table-cell office:value-type="string">
            <text:p>ON</text:p>
          </table:table-cell>
          <table:table-cell office:value-type="float" office:value="0.02">
            <text:p>0,02</text:p>
          </table:table-cell>
          <table:table-cell office:value-type="string">
            <text:p>OFF</text:p>
          </table:table-cell>
          <table:table-cell office:value-type="float" office:value="0.01">
            <text:p>0,0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debit moyenne</text:p>
          </table:table-cell>
          <table:covered-table-cell/>
          <table:table-cell table:style-name="ce1" office:value-type="float" office:value="232996" table:number-columns-spanned="2" table:number-rows-spanned="1">
            <text:p>232996</text:p>
          </table:table-cell>
          <table:covered-table-cell/>
          <table:table-cell table:style-name="ce1" table:formula="of:=[.F74]*8" office:value-type="float" office:value="1863968">
            <text:p>1863968</text:p>
          </table:table-cell>
          <table:table-cell table:number-columns-repeated="7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table:style-name="ce1" office:value-type="string" table:number-columns-spanned="2" table:number-rows-spanned="1">
            <text:p>tests</text:p>
          </table:table-cell>
          <table:covered-table-cell/>
          <table:table-cell table:style-name="ce1" office:value-type="string" table:number-columns-spanned="2" table:number-rows-spanned="1">
            <text:p>taux perte globale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2" table:number-rows-spanned="1">
            <text:p>selon TP</text:p>
          </table:table-cell>
          <table:covered-table-cell/>
          <table:table-cell table:style-name="ce1" office:value-type="float" office:value="0.081" table:number-columns-spanned="2" table:number-rows-spanned="1">
            <text:p>0,081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2" table:number-rows-spanned="1">
            <text:p>FA =200</text:p>
          </table:table-cell>
          <table:covered-table-cell/>
          <table:table-cell table:style-name="ce1" office:value-type="float" office:value="0.034" table:number-columns-spanned="2" table:number-rows-spanned="1">
            <text:p>0,034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2" table:number-rows-spanned="1">
            <text:p>TF =10</text:p>
          </table:table-cell>
          <table:covered-table-cell/>
          <table:table-cell table:style-name="ce1" office:value-type="float" office:value="0.049" table:number-columns-spanned="2" table:number-rows-spanned="1">
            <text:p>0,049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2" table:number-rows-spanned="1">
            <text:p>FA =50 TF=10</text:p>
          </table:table-cell>
          <table:covered-table-cell/>
          <table:table-cell table:style-name="ce1" office:value-type="float" office:value="0.081" table:number-columns-spanned="2" table:number-rows-spanned="1">
            <text:p>0,081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2" table:number-rows-spanned="1">
            <text:p>UDP(0,75,20,10)</text:p>
          </table:table-cell>
          <table:covered-table-cell/>
          <table:table-cell table:style-name="ce1" office:value-type="float" office:value="0.02" table:number-columns-spanned="2" table:number-rows-spanned="1">
            <text:p>0,02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2" table:number-rows-spanned="1">
            <text:p>UDPon=20 off=10</text:p>
          </table:table-cell>
          <table:covered-table-cell/>
          <table:table-cell table:style-name="ce1" office:value-type="float" office:value="0.068" table:number-columns-spanned="2" table:number-rows-spanned="1">
            <text:p>0,068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2" table:number-rows-spanned="1">
            <text:p>UDP rate=2 on=100 off=100</text:p>
          </table:table-cell>
          <table:covered-table-cell/>
          <table:table-cell table:style-name="ce1" office:value-type="float" office:value="0.11" table:number-columns-spanned="2" table:number-rows-spanned="1">
            <text:p>0,11</text:p>
          </table:table-cell>
          <table:covered-table-cell/>
          <table:table-cell table:number-columns-repeated="10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Light" style:language-asian="zh" style:country-asian="CN" style:font-name-complex="DejaVu Sans Light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14/05/2012</text:date>, <text:time>23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BOUH </meta:initial-creator>
    <meta:creation-date>2012-04-13T09:46:36</meta:creation-date>
    <dc:date>2012-05-14T23:08:43</dc:date>
    <dc:creator>BIBOUH </dc:creator>
    <meta:editing-duration>PT20H42M16S</meta:editing-duration>
    <meta:editing-cycles>22</meta:editing-cycles>
    <meta:generator>LibreOffice/3.4$Unix LibreOffice_project/340m1$Build-302</meta:generator>
    <meta:document-statistic meta:table-count="3" meta:cell-count="4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three-dimensional="tru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19cm" svg:height="8.416cm" xlink:href=".." xlink:type="simple" chart:class="chart:bar" chart:style-name="ch1">
        <chart:title svg:x="2.571cm" svg:y="0.304cm" chart:style-name="ch2">
          <text:p>le taux de perte globale en fonction des different tests</text:p>
        </chart:title>
        <chart:plot-area chart:style-name="ch3" table:cell-range-address="Feuille1.B81:Feuille1.E88" chart:data-source-has-labels="both" svg:x="0.778cm" svg:y="1.394cm" svg:width="14.413cm" svg:height="6.4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cm" svg:y="1.363cm" svg:width="12.717cm" svg:height="5.88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596cm" svg:y="7.856cm" chart:style-name="ch5">
              <text:p>tests</text:p>
            </chart:title>
            <chart:categories table:cell-range-address="Feuille1.B82:Feuille1.C88"/>
          </chart:axis>
          <chart:axis chart:dimension="y" chart:name="primary-y" chart:style-name="ch6">
            <chart:title svg:x="0cm" svg:y="5.677cm" chart:style-name="ch7">
              <text:p>Taux de perte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Feuille1.D82:Feuille1.D88" chart:label-cell-address="Feuille1.D81:Feuille1.D81" chart:class="chart:bar">
            <chart:data-point chart:repeated="7"/>
          </chart:series>
          <chart:series chart:style-name="ch11" chart:values-cell-range-address="Feuille1.E82:Feuille1.E88" chart:label-cell-address="Feuille1.E81:Feuille1.E8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x perte globale</text:p>
                <draw:g>
                  <svg:desc>Feuille1.D81:Feuille1.D81</svg:desc>
                </draw:g>
              </table:table-cell>
              <table:table-cell office:value-type="string">
                <text:p/>
                <draw:g>
                  <svg:desc>Feuille1.E81:Feuille1.E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on TP</text:p>
                <text:list>
                  <text:list-item>
                    <text:p>selon TP</text:p>
                  </text:list-item>
                  <text:list-item>
                    <text:p/>
                  </text:list-item>
                </text:list>
                <draw:g>
                  <svg:desc>Feuille1.B82:Feuille1.C88</svg:desc>
                </draw:g>
              </table:table-cell>
              <table:table-cell office:value-type="float" office:value="0.081">
                <text:p>0.081</text:p>
                <draw:g>
                  <svg:desc>Feuille1.D82:Feuille1.D88</svg:desc>
                </draw:g>
              </table:table-cell>
              <table:table-cell office:value-type="float" office:value="NaN">
                <text:p>NaN</text:p>
                <draw:g>
                  <svg:desc>Feuille1.E82:Feuille1.E88</svg:desc>
                </draw:g>
              </table:table-cell>
            </table:table-row>
            <table:table-row>
              <table:table-cell office:value-type="string">
                <text:p>FA =200</text:p>
                <text:list>
                  <text:list-item>
                    <text:p>FA =20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F =10</text:p>
                <text:list>
                  <text:list-item>
                    <text:p>TF =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49">
                <text:p>0.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 =50 TF=10</text:p>
                <text:list>
                  <text:list-item>
                    <text:p>FA =50 TF=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81">
                <text:p>0.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DP(0,75,20,10)</text:p>
                <text:list>
                  <text:list-item>
                    <text:p>UDP(0,75,20,10)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DPon=20 off=10</text:p>
                <text:list>
                  <text:list-item>
                    <text:p>UDPon=20 off=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DP rate=2 on=100 off=100</text:p>
                <text:list>
                  <text:list-item>
                    <text:p>UDP rate=2 on=100 off=10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